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7ffe00"/>
    </style:style>
    <style:style style:name="ce2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22" style:family="table-cell" style:parent-style-name="Default" style:data-style-name="N100"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fff200"/>
    </style:style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ffff00"/>
    </style:style>
    <style:style style:name="ce26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 table:number-rows-repeated="10484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9" table:default-cell-style-name="ce11"/>
        <table:table-column table:style-name="co23" table:default-cell-style-name="ce11"/>
        <table:table-column table:style-name="co14" table:default-cell-style-name="ce11"/>
        <table:table-column table:style-name="co3" table:number-columns-repeated="2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0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6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6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6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7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6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6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6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6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6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4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23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6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6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6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6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6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6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4"/>
          <table:table-cell table:style-name="ce26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6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6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6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6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6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6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6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6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6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4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4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4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4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4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4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4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4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4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4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6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6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5">00.00.0000</text:date>, <text:time style:data-style-name="N2" text:time-value="15:22:49.09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4-05T15:27:35.096000000</dc:date>
    <meta:editing-duration>P2DT21H43M9S</meta:editing-duration>
    <meta:editing-cycles>1123</meta:editing-cycles>
    <meta:document-statistic meta:table-count="2" meta:cell-count="5074" meta:object-count="0"/>
  </office:meta>
</office:document-meta>
</file>